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fo:font-size="14pt" officeooo:rsid="0018a2df" officeooo:paragraph-rsid="0018a2df"/>
    </style:style>
    <style:style style:name="P2" style:family="paragraph" style:parent-style-name="Standard">
      <style:text-properties style:font-name="Liberation Serif" fo:font-size="14pt" fo:language="tr" fo:country="TR" officeooo:rsid="0019179b" officeooo:paragraph-rsid="0019179b"/>
    </style:style>
    <style:style style:name="P3" style:family="paragraph" style:parent-style-name="Standard">
      <style:text-properties style:font-name="Liberation Serif" fo:font-size="14pt" fo:language="tr" fo:country="TR" officeooo:rsid="001aaa52" officeooo:paragraph-rsid="001aaa52"/>
    </style:style>
    <style:style style:name="P4" style:family="paragraph" style:parent-style-name="Standard">
      <style:text-properties style:font-name="Liberation Serif" fo:font-size="14pt" fo:language="tr" fo:country="TR" officeooo:rsid="0022e676" officeooo:paragraph-rsid="0022e676"/>
    </style:style>
    <style:style style:name="P5" style:family="paragraph" style:parent-style-name="Standard">
      <style:text-properties style:font-name="Liberation Serif" fo:font-size="14pt" fo:language="tr" fo:country="TR" officeooo:rsid="0026cabb" officeooo:paragraph-rsid="0026cabb"/>
    </style:style>
    <style:style style:name="P6" style:family="paragraph" style:parent-style-name="Standard">
      <style:text-properties style:font-name="Liberation Serif" fo:font-size="14pt" fo:language="tr" fo:country="TR" officeooo:rsid="0026dffa" officeooo:paragraph-rsid="0026dffa"/>
    </style:style>
    <style:style style:name="P7" style:family="paragraph" style:parent-style-name="Standard">
      <style:text-properties style:font-name="Liberation Serif" fo:font-size="14pt" fo:language="tr" fo:country="TR" officeooo:rsid="002a74be" officeooo:paragraph-rsid="002a74be"/>
    </style:style>
    <style:style style:name="P8" style:family="paragraph" style:parent-style-name="Standard">
      <style:text-properties style:font-name="Liberation Serif" fo:font-size="14pt" fo:language="tr" fo:country="TR" officeooo:rsid="002cdcd2" officeooo:paragraph-rsid="00313157"/>
    </style:style>
    <style:style style:name="P9" style:family="paragraph" style:parent-style-name="Standard">
      <style:text-properties style:font-name="Liberation Serif" fo:font-size="14pt" fo:language="tr" fo:country="TR" officeooo:rsid="00343995" officeooo:paragraph-rsid="00343995"/>
    </style:style>
    <style:style style:name="P10" style:family="paragraph" style:parent-style-name="Standard">
      <style:text-properties style:font-name="Liberation Serif" fo:font-size="14pt" fo:language="tr" fo:country="TR" officeooo:rsid="002e9570" officeooo:paragraph-rsid="00313157"/>
    </style:style>
    <style:style style:name="P11" style:family="paragraph" style:parent-style-name="Standard">
      <style:text-properties style:font-name="Liberation Serif" fo:font-size="14pt" fo:language="tr" fo:country="TR" officeooo:rsid="0027e886" officeooo:paragraph-rsid="0027e886"/>
    </style:style>
    <style:style style:name="P12" style:family="paragraph" style:parent-style-name="Standard">
      <style:text-properties style:font-name="Liberation Serif" fo:font-size="14pt" fo:language="tr" fo:country="TR" officeooo:rsid="0028751a" officeooo:paragraph-rsid="0028751a"/>
    </style:style>
    <style:style style:name="P13" style:family="paragraph" style:parent-style-name="Standard">
      <style:text-properties style:font-name="Liberation Serif" fo:font-size="14pt" fo:language="tr" fo:country="TR" officeooo:rsid="0037df54" officeooo:paragraph-rsid="0037df54"/>
    </style:style>
    <style:style style:name="P14" style:family="paragraph" style:parent-style-name="Standard">
      <style:text-properties style:font-name="Liberation Serif" fo:font-size="14pt" fo:language="tr" fo:country="TR" officeooo:rsid="003b9859" officeooo:paragraph-rsid="003b9859"/>
    </style:style>
    <style:style style:name="P15" style:family="paragraph" style:parent-style-name="Standard">
      <style:text-properties style:font-name="Liberation Serif" fo:font-size="14pt" fo:language="tr" fo:country="TR" officeooo:rsid="003c82f4" officeooo:paragraph-rsid="003c82f4"/>
    </style:style>
    <style:style style:name="P16" style:family="paragraph" style:parent-style-name="Standard">
      <style:text-properties style:font-name="Liberation Serif" fo:font-size="14pt" fo:language="tr" fo:country="TR" officeooo:rsid="003db125" officeooo:paragraph-rsid="003db125"/>
    </style:style>
    <style:style style:name="P17" style:family="paragraph" style:parent-style-name="Standard">
      <style:text-properties style:font-name="Liberation Serif" fo:font-size="14pt" fo:language="tr" fo:country="TR" officeooo:rsid="0047c8c2" officeooo:paragraph-rsid="0047c8c2"/>
    </style:style>
    <style:style style:name="P18" style:family="paragraph" style:parent-style-name="Standard">
      <style:text-properties style:font-name="Liberation Serif" fo:font-size="14pt" fo:language="tr" fo:country="TR" officeooo:rsid="004a857e" officeooo:paragraph-rsid="004a857e"/>
    </style:style>
    <style:style style:name="P19" style:family="paragraph" style:parent-style-name="Standard">
      <style:text-properties style:font-name="Liberation Serif" fo:font-size="14pt" fo:language="tr" fo:country="TR" officeooo:rsid="004b9167" officeooo:paragraph-rsid="004b9167"/>
    </style:style>
    <style:style style:name="P20" style:family="paragraph" style:parent-style-name="Standard">
      <style:text-properties style:font-name="Liberation Serif" fo:font-size="14pt" fo:language="tr" fo:country="TR" officeooo:rsid="004d765e" officeooo:paragraph-rsid="004d765e"/>
    </style:style>
    <style:style style:name="P21" style:family="paragraph" style:parent-style-name="Standard">
      <style:text-properties style:font-name="Liberation Serif" fo:font-size="14pt" fo:language="tr" fo:country="TR" officeooo:rsid="004f09f9" officeooo:paragraph-rsid="004f09f9"/>
    </style:style>
    <style:style style:name="P22" style:family="paragraph" style:parent-style-name="Standard">
      <style:text-properties style:font-name="Liberation Serif" fo:font-size="14pt" fo:language="tr" fo:country="TR" officeooo:rsid="0051fe05" officeooo:paragraph-rsid="0051fe05"/>
    </style:style>
    <style:style style:name="P23" style:family="paragraph" style:parent-style-name="Standard">
      <style:text-properties style:font-name="Liberation Serif" fo:font-size="14pt" fo:language="tr" fo:country="TR" officeooo:rsid="00592442" officeooo:paragraph-rsid="003db125"/>
    </style:style>
    <style:style style:name="P24" style:family="paragraph" style:parent-style-name="Standard">
      <style:text-properties style:font-name="Liberation Serif" fo:font-size="14pt" fo:language="tr" fo:country="TR" officeooo:rsid="00592442" officeooo:paragraph-rsid="00592442"/>
    </style:style>
    <style:style style:name="P25" style:family="paragraph" style:parent-style-name="Standard">
      <style:text-properties style:font-name="Liberation Serif" fo:font-size="14pt" fo:language="tr" fo:country="TR" officeooo:rsid="00592442" officeooo:paragraph-rsid="00599488"/>
    </style:style>
    <style:style style:name="P26" style:family="paragraph" style:parent-style-name="Standard">
      <style:text-properties style:font-name="Liberation Serif" fo:font-size="14pt" fo:language="tr" fo:country="TR" officeooo:rsid="00592442" officeooo:paragraph-rsid="005aa484"/>
    </style:style>
    <style:style style:name="P27" style:family="paragraph" style:parent-style-name="Standard">
      <style:text-properties style:font-name="Liberation Serif" fo:font-size="14pt" fo:language="tr" fo:country="TR" officeooo:rsid="00592442" officeooo:paragraph-rsid="005c65a9"/>
    </style:style>
    <style:style style:name="P28" style:family="paragraph" style:parent-style-name="Standard">
      <style:text-properties style:font-name="Liberation Serif" fo:font-size="14pt" fo:language="tr" fo:country="TR" officeooo:rsid="00592442" officeooo:paragraph-rsid="00606113"/>
    </style:style>
    <style:style style:name="P29" style:family="paragraph" style:parent-style-name="Standard">
      <style:text-properties style:font-name="Liberation Serif" fo:font-size="14pt" fo:language="tr" fo:country="TR" officeooo:rsid="00592442" officeooo:paragraph-rsid="003db125"/>
    </style:style>
    <style:style style:name="P30" style:family="paragraph" style:parent-style-name="Standard">
      <style:text-properties style:font-name="Liberation Serif" fo:font-size="14pt" fo:language="tr" fo:country="TR" officeooo:rsid="006828af" officeooo:paragraph-rsid="006828af"/>
    </style:style>
    <style:style style:name="P31" style:family="paragraph" style:parent-style-name="Standard">
      <style:text-properties style:font-name="Liberation Serif" fo:font-size="14pt" fo:language="tr" fo:country="TR" officeooo:rsid="00684525" officeooo:paragraph-rsid="00684525"/>
    </style:style>
    <style:style style:name="P32" style:family="paragraph" style:parent-style-name="Standard">
      <style:text-properties style:font-name="Liberation Serif" fo:font-size="14pt" fo:language="tr" fo:country="TR" officeooo:rsid="006b3950" officeooo:paragraph-rsid="00684525"/>
    </style:style>
    <style:style style:name="P33" style:family="paragraph" style:parent-style-name="Standard">
      <style:text-properties style:font-name="Liberation Serif" fo:font-size="14pt" fo:language="tr" fo:country="TR" officeooo:rsid="006bfcfd" officeooo:paragraph-rsid="006bfcfd"/>
    </style:style>
    <style:style style:name="P34" style:family="paragraph" style:parent-style-name="Standard">
      <style:text-properties style:font-name="Liberation Serif" fo:font-size="14pt" fo:language="tr" fo:country="TR" officeooo:rsid="006ee2e3" officeooo:paragraph-rsid="006ee2e3"/>
    </style:style>
    <style:style style:name="P35" style:family="paragraph" style:parent-style-name="Standard">
      <style:text-properties style:font-name="Liberation Serif" fo:font-size="14pt" fo:language="tr" fo:country="TR" officeooo:rsid="00755511" officeooo:paragraph-rsid="00755511"/>
    </style:style>
    <style:style style:name="P36" style:family="paragraph" style:parent-style-name="Standard">
      <style:text-properties style:font-name="Liberation Serif" fo:font-size="14pt" fo:language="tr" fo:country="TR" officeooo:rsid="00343995" officeooo:paragraph-rsid="00343995"/>
    </style:style>
    <style:style style:name="P37" style:family="paragraph" style:parent-style-name="Standard">
      <style:text-properties style:font-name="Liberation Serif" fo:font-size="14pt" fo:language="tr" fo:country="TR" officeooo:rsid="003c82f4" officeooo:paragraph-rsid="003c82f4"/>
    </style:style>
    <style:style style:name="T1" style:family="text">
      <style:text-properties officeooo:rsid="00194f1a"/>
    </style:style>
    <style:style style:name="T2" style:family="text">
      <style:text-properties officeooo:rsid="001aaa52"/>
    </style:style>
    <style:style style:name="T3" style:family="text">
      <style:text-properties officeooo:rsid="0026dffa"/>
    </style:style>
    <style:style style:name="T4" style:family="text">
      <style:text-properties officeooo:rsid="002af06f"/>
    </style:style>
    <style:style style:name="T5" style:family="text">
      <style:text-properties officeooo:rsid="002b6815"/>
    </style:style>
    <style:style style:name="T6" style:family="text">
      <style:text-properties officeooo:rsid="002e9570"/>
    </style:style>
    <style:style style:name="T7" style:family="text">
      <style:text-properties officeooo:rsid="003064e7"/>
    </style:style>
    <style:style style:name="T8" style:family="text">
      <style:text-properties officeooo:rsid="00313157"/>
    </style:style>
    <style:style style:name="T9" style:family="text">
      <style:text-properties officeooo:rsid="00320c3e"/>
    </style:style>
    <style:style style:name="T10" style:family="text">
      <style:text-properties officeooo:rsid="0035c093"/>
    </style:style>
    <style:style style:name="T11" style:family="text">
      <style:text-properties officeooo:rsid="003755e4"/>
    </style:style>
    <style:style style:name="T12" style:family="text">
      <style:text-properties officeooo:rsid="00379501"/>
    </style:style>
    <style:style style:name="T13" style:family="text">
      <style:text-properties officeooo:rsid="0039c1ff"/>
    </style:style>
    <style:style style:name="T14" style:family="text">
      <style:text-properties officeooo:rsid="003d0e93"/>
    </style:style>
    <style:style style:name="T15" style:family="text">
      <style:text-properties officeooo:rsid="003fe625"/>
    </style:style>
    <style:style style:name="T16" style:family="text">
      <style:text-properties officeooo:rsid="00418a1e"/>
    </style:style>
    <style:style style:name="T17" style:family="text">
      <style:text-properties officeooo:rsid="00430dfa"/>
    </style:style>
    <style:style style:name="T18" style:family="text">
      <style:text-properties officeooo:rsid="00438507"/>
    </style:style>
    <style:style style:name="T19" style:family="text">
      <style:text-properties officeooo:rsid="00454e4e"/>
    </style:style>
    <style:style style:name="T20" style:family="text">
      <style:text-properties officeooo:rsid="004603c2"/>
    </style:style>
    <style:style style:name="T21" style:family="text">
      <style:text-properties officeooo:rsid="004fcd5a"/>
    </style:style>
    <style:style style:name="T22" style:family="text">
      <style:text-properties officeooo:rsid="0054540a"/>
    </style:style>
    <style:style style:name="T23" style:family="text">
      <style:text-properties officeooo:rsid="005c65a9"/>
    </style:style>
    <style:style style:name="T24" style:family="text">
      <style:text-properties officeooo:rsid="00684525"/>
    </style:style>
    <style:style style:name="T25" style:family="text">
      <style:text-properties officeooo:rsid="00699be5"/>
    </style:style>
    <style:style style:name="T26" style:family="text">
      <style:text-properties officeooo:rsid="006bfcfd"/>
    </style:style>
    <style:style style:name="T27" style:family="text">
      <style:text-properties officeooo:rsid="006cb6af"/>
    </style:style>
    <style:style style:name="T28" style:family="text">
      <style:text-properties officeooo:rsid="006cf300"/>
    </style:style>
    <style:style style:name="T29" style:family="text">
      <style:text-properties officeooo:rsid="006d23f8"/>
    </style:style>
    <style:style style:name="T30" style:family="text">
      <style:text-properties officeooo:rsid="006e8372"/>
    </style:style>
    <style:style style:name="T31" style:family="text">
      <style:text-properties officeooo:rsid="0070082c"/>
    </style:style>
    <style:style style:name="T32" style:family="text">
      <style:text-properties officeooo:rsid="00739b6f"/>
    </style:style>
    <style:style style:name="T33" style:family="text">
      <style:text-properties officeooo:rsid="0075e637"/>
    </style:style>
    <style:style style:name="T34" style:family="text">
      <style:text-properties officeooo:rsid="0077668b"/>
    </style:style>
    <style:style style:name="T35" style:family="text">
      <style:text-properties officeooo:rsid="0078f6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iriş:</text:p>
      <text:p text:style-name="P1"/>
      <text:p text:style-name="P2">Bu rapor, differansiyel denklemler dersi için hazırladığım proje ödevim ile ilgilidir. Ödevde, verilen bir örneğin önceden belirlenmiş iki kategoriden hangisine ait olduğu konusunda bir tahmin yapılır. Tahmin yapmak için gerekli model, dışarıdan sağlanan veriler ile eğitilir. <text:span text:style-name="T1">Bu eğitme işlemi sırasında kullanılan farklı yöntemler karşılaştırılır. </text:span><text:span text:style-name="T2">Ödevde oluşturulan model, bir perceptron modelidir. </text:span></text:p>
      <text:p text:style-name="P2"/>
      <text:p text:style-name="P2"/>
      <text:p text:style-name="P3">Modelin Eğitim Amacı:</text:p>
      <text:p text:style-name="P3"/>
      <text:p text:style-name="P3">Bu projede<text:span text:style-name="T18">ki</text:span> model, <text:span text:style-name="T34">bir cümlenin olumlu mu olumsuz mu olduğunu tahmin etmek için geliştirilmiştir.</text:span></text:p>
      <text:p text:style-name="P3"/>
      <text:p text:style-name="P3"/>
      <text:p text:style-name="P4">Proje Klasörü:</text:p>
      <text:p text:style-name="P4"/>
      <text:p text:style-name="P5">Kaynak kod dosyaları, derlenmiş programlar, örnekler ile ilgili dosyalar ve log dosyaları proje klasöründe bulunmalıdır. Kaynak kod dosyaları ve gerekli örnek dosyalarını raporun sonunda bulabilirsiniz. <text:span text:style-name="T3">Aşağıda, proje klasörünün nasıl görünmesi gerektiği ile ilgili bir örnek yer almaktadır.</text:span></text:p>
      <text:p text:style-name="P5">...</text:p>
      <text:p text:style-name="P5">...</text:p>
      <text:p text:style-name="P5"/>
      <text:p text:style-name="P5"/>
      <text:p text:style-name="P6">Örnek Toplama:</text:p>
      <text:p text:style-name="P6"/>
      <text:p text:style-name="P7">Örnek toplama, bir modeli eğitmenin ilk ve en önemli adımıdır. Örneklerin uygunluğu, modelin doğruluğunu doğrudan etkiler. <text:span text:style-name="T4">Eğer örnekler, modelin eğitilmesi için </text:span><text:span text:style-name="T5">uygun değilse veya yetersizse</text:span><text:span text:style-name="T4"> modelin doğruluğu düşük olacaktır. </text:span></text:p>
      <text:p text:style-name="P7"/>
      <text:p text:style-name="P8">Kendi projemde örnekler, üç ayrı dosyada tutuluyor. allsamples.txt sözlük üretiminde kullanılır ve toplanmış tüm örnekleri içerir. Trainingsamples.txt, model eğitilirken <text:span text:style-name="T8">(tüm örneklerin %80’ini içerir)</text:span>, Testingsamples.txt ise model test edilirken <text:span text:style-name="T9">(tüm örneklerin %20’sini içerir) </text:span>kullanılır. <text:span text:style-name="T6">Bu bakımdan, allsamples.txt’nin diğer iki dosyanın birleşimi olduğunu söyleyebiliri</text:span><text:span text:style-name="T7">z</text:span><text:span text:style-name="T6">. </text:span></text:p>
      <text:p text:style-name="P8"/>
      <text:p text:style-name="P9">Ben kendi projem için örnekleri, <text:span text:style-name="T35">internette bulunan çeşitli ...</text:span></text:p>
      <text:p text:style-name="P9">...</text:p>
      <text:p text:style-name="P9">...</text:p>
      <text:p text:style-name="P8"/>
      <text:p text:style-name="P10"><text:s/></text:p>
      <text:p text:style-name="P11"/>
      <text:p text:style-name="P11"/>
      <text:p text:style-name="P11"/>
      <text:p text:style-name="P11"><text:soft-page-break/>Örneklerin İşlenmesi:</text:p>
      <text:p text:style-name="P11"/>
      <text:p text:style-name="P12">Örneklerin işlenmesi, iki adımda <text:span text:style-name="T13">gerçekleştirilir</text:span>. <text:span text:style-name="T10">İlk adım, sözlük oluşturma</text:span><text:span text:style-name="T11">dır. Bu adımda tüm örnekler incelenir, özgün kelimeler kullanılarak bir sözlük dizisi oluşturulur. Bu iş, 1-generate-dictionary.c kaynak kodlu program ile gerçekleştirilebilir. </text:span><text:span text:style-name="T12">Sonuç, dictionary.txt dosyasına kaydedilir. </text:span></text:p>
      <text:p text:style-name="P12"/>
      <text:p text:style-name="P13">İkinci adım<text:span text:style-name="T13">da</text:span>, her bir örnek için <text:span text:style-name="T13">bir</text:span> “<text:span text:style-name="T13">hot vector” karşılık oluşturulur. </text:span><text:span text:style-name="T17">Bu iş, 2-generate-hot.c kaynak kodlu program ile gerçekleştirilir. </text:span><text:span text:style-name="T13">Hot vektörler, örneklerin sayısal karşılıklarıdır. Öncelikle uzunluğu sözlük kadar olan, sıfırlardan oluşan bir dizi tanımlanır. Ardından örnek üzerindeki kelimelerin sözlükteki yerlerine karşılık olan indislerdeki değerler 1 yapılır. Son olarak bu yapılar, daha sonra yeniden kullanılmak için bir dosyaya kaydedilir.</text:span></text:p>
      <text:p text:style-name="P13"/>
      <text:p text:style-name="P13">... <text:span text:style-name="T14">Örnek resim...</text:span></text:p>
      <text:p text:style-name="P13">...</text:p>
      <text:p text:style-name="P13">...</text:p>
      <text:p text:style-name="P13"/>
      <text:p text:style-name="P14">Eğitim için kullanılan örneklerin hot vektörleri traininghv.txt, test için kullanılan örneklerin hot vektörleri testinghv.txt dosyalarına kaydedilir.</text:p>
      <text:p text:style-name="P14"/>
      <text:p text:style-name="P1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Modelin Eğitimi:</text:p>
      <text:p text:style-name="P15"/>
      <text:p text:style-name="P16">Modelin eğitilmesi için üç farklı yöntem kullanılabilir: Gradient Descent <text:span text:style-name="T16">(GD)</text:span>, Stochastic Gradient Descent <text:span text:style-name="T16">(SGD)</text:span>, Adaptive Movement Estimation <text:span text:style-name="T15">(ADAM)</text:span>. <text:span text:style-name="T20">5 ayrı başlangıç değeri için yöntemlerin grafikler</text:span><text:span text:style-name="T22">i, ve bu grafiklerin karşılaştırılması aşağıda verilmiştir. </text:span></text:p>
      <text:p text:style-name="P23"/>
      <text:p text:style-name="P30">Grafikler, matplotlib kütüphanesi kullanılarak oluşturulmuştur. <text:span text:style-name="T24">Grafikler, maksimum 1000 iterasyon ile sınırlanmıştır.</text:span></text:p>
      <text:p text:style-name="P23"/>
      <text:p text:style-name="P23"/>
      <text:p text:style-name="P23"/>
      <text:p text:style-name="P24">Başlangıç Parametreleri: <text:span text:style-name="T27">rasgele</text:span></text:p>
      <text:p text:style-name="P24"/>
      <text:p text:style-name="P31">Grafiklerden de anlaşılabileceği üzere GD, <text:span text:style-name="T25">süre</text:span> bakımından en verimsiz yöntemdir. <text:span text:style-name="T25">GD, 1000 adımı yaklaşık 9000ms’de tamamlarken ADAM aynı adım sayısını yaklaşık 800ms’de tamamlar. Bu bakımdan </text:span><text:span text:style-name="T26">da </text:span><text:span text:style-name="T25">ADAM’ın </text:span><text:span text:style-name="T29">GD’den</text:span><text:span text:style-name="T25"> </text:span><text:span text:style-name="T26">yaklaşık </text:span><text:span text:style-name="T25">12 kat daha hızlı çalıştığını söyleyebiliriz.</text:span></text:p>
      <text:p text:style-name="P32"/>
      <text:p text:style-name="P33">SGD, en hızlı çalışan ama hata oranı da en yüksek olan yöntemdir. Projede SGD’nin hata oranının azaltılması için yakınsama öncesi <text:span text:style-name="T27">son K</text:span> <text:span text:style-name="T27">parametrenin ortalaması alınmaktadır. Ancak bu işlemin hataya </text:span><text:span text:style-name="T29">olan</text:span><text:span text:style-name="T27"> </text:span><text:span text:style-name="T28">etkisi grafik üzerinde gösterilmemektedir.</text:span></text:p>
      <text:p text:style-name="P24">Başlangıç Parametreleri: 0.0<text:span text:style-name="T30">0</text:span>1</text:p>
      <text:p text:style-name="P24"/>
      <text:p text:style-name="P34">Burada da yine süre bakımından en kötü yöntemin GD olduğu görülmektedir. SGD ortalama 200 adımda, kısmen yüksek bir hata oranıyla da olsa yakınsamıştır. </text:p>
      <text:p text:style-name="P34"/>
      <text:p text:style-name="P34">SGD, yaklaşık bir türev vektörü kullandığı için zig-zag <text:span text:style-name="T31">hareketi yapar</text:span>. Ancak yöntemlerin grafiklerindeki <text:span text:style-name="T31">y-ekseni aynı olduğundan bu hareket görünmez.</text:span></text:p>
      <text:p text:style-name="P34"/>
      <text:p text:style-name="P34"/>
      <text:p text:style-name="P24"/>
      <text:p text:style-name="P24"/>
      <text:p text:style-name="P24"/>
      <text:p text:style-name="P25"/>
      <text:p text:style-name="P25"/>
      <text:p text:style-name="P25"/>
      <text:p text:style-name="P25"/>
      <text:p text:style-name="P25"/>
      <text:p text:style-name="P25"/>
      <text:p text:style-name="P25"/>
      <text:p text:style-name="P25"/>
      <text:p text:style-name="P25"/>
      <text:p text:style-name="P25"/>
      <text:p text:style-name="P25"><text:soft-page-break/>Başlangıç Parametreleri: 0.<text:span text:style-name="T32">1</text:span></text:p>
      <text:p text:style-name="P25"/>
      <text:p text:style-name="P35">Burada da SGD, bir önceki grafikte görüldüğü gibi bir hata aralığına sıkışmıştır. <text:span text:style-name="T33">Bu bakımda</text:span>. </text:p>
      <text:p text:style-name="P25"/>
      <text:p text:style-name="P25"/>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Başlangıç Parametreleri: 0</text:p>
      <text:p text:style-name="P26"/>
      <text:p text:style-name="P26"/>
      <text:p text:style-name="P26"/>
      <text:p text:style-name="P26"/>
      <text:p text:style-name="P26"/>
      <text:p text:style-name="P27"/>
      <text:p text:style-name="P27"/>
      <text:p text:style-name="P27"/>
      <text:p text:style-name="P27"/>
      <text:p text:style-name="P27"/>
      <text:p text:style-name="P27"/>
      <text:p text:style-name="P27"/>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Başlangıç Parametreleri: <text:span text:style-name="T23">rasgele</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Modelin Test Edilmesi: </text:p>
      <text:p text:style-name="P17"/>
      <text:p text:style-name="P17">Model, en başta ayrılmış olan %20’lik örnekler kullanılarak test edilir. Modelin yaptığı tahminler ve bu tahminlerin doğruluğu incelenir. Bu bilgiler ışığında modelin başarılı olup olmadığına karar verilir. Model yeterince başarılı değilse başarı düzeyinin nasıl arttırılabileceğine karar verilir.</text:p>
      <text:p text:style-name="P13"/>
      <text:p text:style-name="P13"/>
      <text:p text:style-name="P13"/>
      <text:p text:style-name="P18">Eğitim Yöntemlerinin Karşılaştırılması:</text:p>
      <text:p text:style-name="P18"/>
      <text:p text:style-name="P19">Model, örnekler ve 5 ayrı başlangıç değeri kullanılarak GD, SGD, ADAM yöntemleri ile eğitilmiştir. Bu eğitme işleminde, kayıp/hata (loss) değerinin zamana ve iterasyona (epoch) bağlı olarak nasıl değiştiği aşağıdaki grafiklerde gösterilmektedir.</text:p>
      <text:p text:style-name="P19"/>
      <text:p text:style-name="P19">....</text:p>
      <text:p text:style-name="P19">....</text:p>
      <text:p text:style-name="P19">....</text:p>
      <text:p text:style-name="P19"/>
      <text:p text:style-name="P20">SONUÇ::::</text:p>
      <text:p text:style-name="P20"/>
      <text:p text:style-name="P20"/>
      <text:p text:style-name="P21"/>
      <text:p text:style-name="P21"/>
      <text:p text:style-name="P21"/>
      <text:p text:style-name="P21"/>
      <text:p text:style-name="P21"/>
      <text:p text:style-name="P21">Optimizasyon Sürecinin 2-Boyutta Gösterimi:</text:p>
      <text:p text:style-name="P21"/>
      <text:p text:style-name="P21">Aşağıda, modelin <text:span text:style-name="T21">5 farklı başlangıç değeri için GD, SGD ve ADAM ile</text:span> eğitim <text:span text:style-name="T21">sürecinin</text:span> T-sne ile 2-boyutta gösterimi verilmiştir.</text:p>
      <text:p text:style-name="P3"/>
      <text:p text:style-name="P3">....</text:p>
      <text:p text:style-name="P3">.....</text:p>
      <text:p text:style-name="P3">......</text:p>
      <text:p text:style-name="P3"/>
      <text:p text:style-name="P22">SONUC::::</text:p>
      <text:p text:style-name="P22"/>
      <text:p text:style-name="P22"/>
      <text:p text:style-name="P22"/>
      <text:p text:style-name="P3"><text:soft-page-break/></text:p>
      <text:p text:style-name="P3"/>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3T17:46:51.626449899</meta:creation-date>
    <meta:generator>LibreOffice/7.3.7.2$Linux_X86_64 LibreOffice_project/30$Build-2</meta:generator>
    <dc:date>2023-12-07T11:30:30.251419989</dc:date>
    <meta:editing-duration>PT5H27M3S</meta:editing-duration>
    <meta:editing-cycles>89</meta:editing-cycles>
    <meta:document-statistic meta:table-count="0" meta:image-count="0" meta:object-count="0" meta:page-count="8" meta:paragraph-count="49" meta:word-count="596" meta:character-count="4745" meta:non-whitespace-character-count="4188"/>
  </office:meta>
</office:document-meta>
</file>